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ckwell" svg:font-family="Rockwell" style:font-family-generic="roman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2cm" style:rel-column-width="1815*"/>
    </style:style>
    <style:style style:name="Tabela1.B" style:family="table-column">
      <style:table-column-properties style:column-width="9.354cm" style:rel-column-width="5307*"/>
    </style:style>
    <style:style style:name="Tabela1.C" style:family="table-column">
      <style:table-column-properties style:column-width="4.447cm" style:rel-column-width="2523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Rockwell"/>
    </style:style>
    <style:style style:name="P2" style:family="paragraph" style:parent-style-name="Standard">
      <style:text-properties style:font-name="Rockwell" fo:font-size="16pt" fo:font-weight="bold" officeooo:rsid="001b64a2" officeooo:paragraph-rsid="001b64a2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Rockwell" fo:font-size="16pt" fo:font-weight="bold" officeooo:rsid="001b64a2" officeooo:paragraph-rsid="001d7244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Rockwell" fo:font-size="16pt" fo:font-weight="bold" officeooo:rsid="001d12a3" officeooo:paragraph-rsid="001d12a3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Rockwell" fo:font-size="14pt" fo:font-weight="normal" officeooo:rsid="001b64a2" officeooo:paragraph-rsid="001b64a2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Rockwell" fo:font-size="14pt" fo:font-weight="normal" officeooo:rsid="001b64a2" officeooo:paragraph-rsid="001be708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Rockwell" fo:font-size="15pt" fo:font-weight="normal" officeooo:rsid="001d7244" officeooo:paragraph-rsid="001d7244" style:font-size-asian="15pt" style:font-weight-asian="normal" style:font-size-complex="15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Rockwell" fo:font-size="14pt" fo:font-weight="bold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Rockwell" fo:font-size="14pt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Rockwell" fo:font-size="13pt" style:font-size-asian="13pt" style:font-size-complex="13pt"/>
    </style:style>
    <style:style style:name="P11" style:family="paragraph" style:parent-style-name="Text_20_body">
      <style:text-properties style:font-name="Rockwell" fo:font-size="16pt" fo:font-weight="bold" officeooo:rsid="001b64a2" officeooo:paragraph-rsid="001b64a2" style:font-size-asian="16pt" style:font-weight-asian="bold" style:font-size-complex="16pt" style:font-weight-complex="bold"/>
    </style:style>
    <style:style style:name="T1" style:family="text">
      <style:text-properties officeooo:rsid="001be708"/>
    </style:style>
    <style:style style:name="T2" style:family="text">
      <style:text-properties fo:font-size="12.5pt" style:font-size-asian="12.5pt" style:font-size-complex="12.5pt"/>
    </style:style>
    <style:style style:name="T3" style:family="text">
      <style:text-properties fo:font-size="12.5pt" officeooo:rsid="001be708" style:font-size-asian="12.5pt" style:font-size-complex="12.5pt"/>
    </style:style>
    <style:style style:name="T4" style:family="text">
      <style:text-properties officeooo:rsid="001f00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Zadanie 1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8">Transitional</text:p>
          </table:table-cell>
          <table:table-cell table:style-name="Tabela1.A1" office:value-type="string">
            <text:p text:style-name="P9">&lt;!DOCTYPE html PUBLIC "-//W3C//DTD XHTML 1.0 Transitional//EN" "http://www.w3.org/TR/xhtml1/DTD/xhtml1-transitional.dtd"&gt;</text:p>
          </table:table-cell>
          <table:table-cell table:style-name="Tabela1.C1" office:value-type="string">
            <text:p text:style-name="P10">Transitional to najczęściej stosowana wersja DTD. Jest swego rodzaju formą przejściową pomiędzy HTML a XHTML, ponieważ zezwala na korzystanie ze znaczników i atrybutów w statusie deprecated (takich jak &lt;applet&gt;, &lt;font&gt;, &lt;s&gt;, align, width i innych. W tej wersji nie można stosować ramek.</text:p>
          </table:table-cell>
        </table:table-row>
        <table:table-row>
          <table:table-cell table:style-name="Tabela1.A2" office:value-type="string">
            <text:p text:style-name="P8">Strict</text:p>
          </table:table-cell>
          <table:table-cell table:style-name="Tabela1.A2" office:value-type="string">
            <text:p text:style-name="P9">&lt;!DOCTYPE html PUBLIC "-//W3C//DTD XHTML 1.0 Strict//EN" "http://www.w3.org/TR/xhtml1/DTD/xhtml1-strict.dtd"&gt;</text:p>
          </table:table-cell>
          <table:table-cell table:style-name="Tabela1.C2" office:value-type="string">
            <text:p text:style-name="P10">Strict jest to wersja DTD, do której wszyscy powinni dążyć. Jest bardzo trudna do zrealizowania, ponieważ zabrania stosowania tagów i atrybutów w statusie deprecated. Nie można w niej korzystać z ramek.</text:p>
          </table:table-cell>
        </table:table-row>
        <table:table-row>
          <table:table-cell table:style-name="Tabela1.A2" office:value-type="string">
            <text:p text:style-name="P8">Frameset</text:p>
          </table:table-cell>
          <table:table-cell table:style-name="Tabela1.A2" office:value-type="string">
            <text:p text:style-name="P9">&lt;!DOCTYPE html PUBLIC "-//W3C//DTD XHTML 1.0 Frameset//EN" "http://www.w3.org/TR/xhtml1/DTD/xhtml1-frameset.dtd"&gt;</text:p>
          </table:table-cell>
          <table:table-cell table:style-name="Tabela1.C2" office:value-type="string">
            <text:p text:style-name="P10">Frameset to wersja DTD, która dopuszcza wszystkie elementy (czyli z atrybutów i znaczników deprecated i ramek). Jak widać ta wersja podobna 'transitional'.</text:p>
          </table:table-cell>
        </table:table-row>
      </table:table>
      <text:p text:style-name="P1"/>
      <text:p text:style-name="P1"/>
      <text:p text:style-name="P3"><text:soft-page-break/>Zadanie 2</text:p>
      <text:p text:style-name="P2"/>
      <text:p text:style-name="P5">&lt;!<text:span text:style-name="T1">DOCTYPE html&gt;</text:span></text:p>
      <text:p text:style-name="P6">&lt;<text:span text:style-name="T1">html lang=”</text:span><text:span text:style-name="T4">pl</text:span><text:span text:style-name="T1">”&gt;</text:span></text:p>
      <text:p text:style-name="P6"><text:span text:style-name="T1">&lt;head&gt;</text:span></text:p>
      <text:p text:style-name="P6"><text:span text:style-name="T1"><text:s/><text:tab/>&lt;meta charset=”UTF-8”&gt;</text:span></text:p>
      <text:p text:style-name="P6"><text:span text:style-name="T1"><text:tab/>&lt;meta name=</text:span><text:span text:style-name="T3">”viewport” content=”width=device-width, initial- scale=1.0”&gt;</text:span></text:p>
      <text:p text:style-name="P6"><text:span text:style-name="T3"><text:tab/>&lt;title&gt;Moja strona&lt;/title&gt;</text:span></text:p>
      <text:p text:style-name="P6"><text:span text:style-name="T3">&lt;/head&gt;</text:span></text:p>
      <text:p text:style-name="P6"><text:span text:style-name="T3">&lt;body&gt;</text:span></text:p>
      <text:p text:style-name="P6"><text:span text:style-name="T3"><text:tab/>To jest moja strona internetowa</text:span></text:p>
      <text:p text:style-name="P6"><text:span text:style-name="T3"><text:s/>&lt;/body&gt;</text:span></text:p>
      <text:p text:style-name="P6"><text:span text:style-name="T3">&lt;/html&gt;</text:span></text:p>
      <text:p text:style-name="P6"><text:span text:style-name="T3"/></text:p>
      <text:p text:style-name="P6"><text:span text:style-name="T3"/></text:p>
      <text:p text:style-name="P4"><text:span text:style-name="T1">Z</text:span>adanie 3</text:p>
      <text:p text:style-name="P4"/>
      <text:p text:style-name="P7">1. <text:span text:style-name="T4">html</text:span></text:p>
      <text:p text:style-name="P7">2. Przykład do zadania</text:p>
      <text:p text:style-name="P7">3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ckwell" svg:font-family="Rockwel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4T08:22:52.055000000</meta:creation-date>
    <dc:date>2023-11-14T08:56:48.635000000</dc:date>
    <meta:editing-duration>PT33M54S</meta:editing-duration>
    <meta:editing-cycles>5</meta:editing-cycles>
    <meta:generator>LibreOffice/7.6.0.3$Windows_X86_64 LibreOffice_project/69edd8b8ebc41d00b4de3915dc82f8f0fc3b6265</meta:generator>
    <meta:document-statistic meta:table-count="1" meta:image-count="0" meta:object-count="0" meta:page-count="2" meta:paragraph-count="26" meta:word-count="158" meta:character-count="1291" meta:non-whitespace-character-count="1152"/>
  </office:meta>
</office:document-meta>
</file>